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buntu" svg:font-family="Ubuntu, Tahoma, sans-serif"/>
    <style:font-face style:name="gordita" svg:font-family="gordita, 'Helvetica Neue', Helvetica,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397cm" fo:margin-bottom="0.397cm" style:contextual-spacing="false" style:line-height-at-least="1.058cm" fo:orphans="2" fo:widows="2" fo:text-indent="0cm" style:auto-text-indent="false" style:writing-mode="lr-tb"/>
    </style:style>
    <style:style style:name="P2" style:family="paragraph" style:parent-style-name="Heading_20_1">
      <style:paragraph-properties fo:margin-left="0cm" fo:margin-right="0cm" fo:margin-top="0.397cm" fo:margin-bottom="0.397cm" style:contextual-spacing="false" style:line-height-at-least="1.058cm" fo:orphans="2" fo:widows="2" fo:text-indent="0cm" style:auto-text-indent="false" style:writing-mode="lr-tb"/>
      <style:text-properties officeooo:paragraph-rsid="002e81a3"/>
    </style:style>
    <style:style style:name="P3" style:family="paragraph" style:parent-style-name="Heading_20_1">
      <style:paragraph-properties fo:margin-left="0cm" fo:margin-right="0cm" fo:margin-top="0.397cm" fo:margin-bottom="0.397cm" style:contextual-spacing="false" style:line-height-at-least="1.058cm" fo:orphans="2" fo:widows="2" fo:text-indent="0cm" style:auto-text-indent="false" style:writing-mode="lr-tb"/>
      <style:text-properties fo:font-variant="normal" fo:text-transform="none" fo:color="#dd4814" loext:opacity="100%" style:text-line-through-style="none" style:text-line-through-type="none" style:font-name="Ubuntu" fo:font-size="27pt" fo:letter-spacing="normal" fo:language="zxx" fo:country="none" fo:font-style="normal" style:text-underline-style="none" fo:font-weight="normal" officeooo:rsid="00298e51" officeooo:paragraph-rsid="00298e51" style:text-blinking="false" style:font-name-asian="Noto Serif CJK SC" style:font-size-asian="24pt" style:language-asian="zxx" style:country-asian="none" style:font-weight-asian="bold" style:font-name-complex="Lohit Devanagari" style:font-size-complex="24pt" style:language-complex="zxx" style:country-complex="none" style:font-weight-complex="bold"/>
    </style:style>
    <style:style style:name="P4" style:family="paragraph" style:parent-style-name="Text_20_body">
      <style:paragraph-properties fo:margin-left="0cm" fo:margin-right="0cm" fo:text-indent="0cm" style:auto-text-indent="false" style:writing-mode="lr-tb"/>
    </style:style>
    <style:style style:name="P5"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style:font-weight-asian="bold" style:font-weight-complex="bold"/>
    </style:style>
    <style:style style:name="P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c7758" style:font-weight-asian="bold" style:font-weight-complex="bold"/>
    </style:style>
    <style:style style:name="P7"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81a3" style:font-weight-asian="bold" style:font-weight-complex="bold"/>
    </style:style>
    <style:style style:name="P8"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f350" style:font-weight-asian="bold" style:font-weight-complex="bold"/>
    </style:style>
    <style:style style:name="P9"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rsid="002c7758" style:font-weight-asian="bold" style:font-weight-complex="bold"/>
    </style:style>
    <style:style style:name="P10"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2e81a3"/>
    </style:style>
    <style:style style:name="P11"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36322e"/>
    </style:style>
    <style:style style:name="P12"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rsid="0019a5c0" officeooo:paragraph-rsid="0036322e"/>
    </style:style>
    <style:style style:name="P13"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style:use-window-font-color="true" loext:opacity="0%" style:text-line-through-style="none" style:text-line-through-type="none" style:font-name="Liberation Serif" fo:font-size="11pt" fo:letter-spacing="normal" fo:font-style="normal" style:text-underline-style="none" fo:font-weight="normal" officeooo:paragraph-rsid="00319826" style:text-blinking="false" style:font-size-asian="11pt" style:font-weight-asian="normal" style:font-size-complex="11pt" style:font-weight-complex="normal"/>
    </style:style>
    <style:style style:name="P14"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officeooo:paragraph-rsid="002e81a3"/>
    </style:style>
    <style:style style:name="P15"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officeooo:paragraph-rsid="002ef350"/>
    </style:style>
    <style:style style:name="P1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weight="bold" officeooo:paragraph-rsid="002ef350" style:font-weight-asian="bold" style:font-weight-complex="bold"/>
    </style:style>
    <style:style style:name="P17"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style:font-weight-asian="bold" style:font-weight-complex="bold"/>
    </style:style>
    <style:style style:name="P18"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306bb4"/>
    </style:style>
    <style:style style:name="P19"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writing-mode="lr-tb"/>
      <style:text-properties fo:font-variant="normal" fo:text-transform="none" fo:color="#395511" loext:opacity="100%" style:text-line-through-style="none" style:text-line-through-type="none" style:font-name="Ubuntu" fo:font-size="11.25pt" fo:letter-spacing="normal" fo:font-style="normal" style:text-underline-style="none" fo:font-weight="normal" officeooo:paragraph-rsid="002ef350" style:text-blinking="false"/>
    </style:style>
    <style:style style:name="P20"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writing-mode="lr-tb"/>
      <style:text-properties officeooo:paragraph-rsid="002e81a3"/>
    </style:style>
    <style:style style:name="P21" style:family="paragraph" style:parent-style-name="Horizontal_20_Line">
      <style:paragraph-properties fo:margin-top="0cm" fo:margin-bottom="0.265cm" style:contextual-spacing="false" style:line-height-at-least="0.529cm" fo:orphans="2" fo:widows="2" fo:padding="0cm" fo:border="none" style:writing-mode="lr-tb"/>
      <style:text-properties fo:font-size="11pt" officeooo:rsid="002b902f" officeooo:paragraph-rsid="002b902f" style:font-size-asian="11pt" style:font-size-complex="11pt"/>
    </style:style>
    <style:style style:name="P22" style:family="paragraph" style:parent-style-name="Horizontal_20_Line">
      <style:paragraph-properties fo:margin-top="0cm" fo:margin-bottom="0.265cm" style:contextual-spacing="false" style:line-height-at-least="0.529cm" fo:orphans="2" fo:widows="2" fo:padding="0cm" fo:border="none" style:writing-mode="lr-tb"/>
      <style:text-properties fo:font-size="11pt" officeooo:paragraph-rsid="002e81a3" style:font-size-asian="11pt" style:font-size-complex="11pt"/>
    </style:style>
    <style:style style:name="P23" style:family="paragraph" style:parent-style-name="Horizontal_20_Line">
      <style:paragraph-properties fo:margin-top="0cm" fo:margin-bottom="0.265cm" style:contextual-spacing="false" style:line-height-at-least="0.529cm" fo:orphans="2" fo:widows="2" fo:padding="0cm" fo:border="none" style:writing-mode="lr-tb"/>
    </style:style>
    <style:style style:name="P24" style:family="paragraph" style:parent-style-name="Horizontal_20_Line">
      <style:paragraph-properties fo:margin-top="0cm" fo:margin-bottom="0.265cm" style:contextual-spacing="false" style:line-height-at-least="0.529cm" fo:orphans="2" fo:widows="2" fo:padding="0cm" fo:border="none" style:writing-mode="lr-tb"/>
      <style:text-properties officeooo:paragraph-rsid="002e81a3"/>
    </style:style>
    <style:style style:name="P25" style:family="paragraph" style:parent-style-name="Horizontal_20_Line">
      <style:paragraph-properties fo:margin-top="0cm" fo:margin-bottom="0.265cm" style:contextual-spacing="false" style:line-height-at-least="0.529cm" fo:orphans="2" fo:widows="2" fo:padding="0cm" fo:border="none" style:writing-mode="lr-tb"/>
      <style:text-properties fo:font-size="12pt" fo:font-weight="bold" officeooo:rsid="002c7758" officeooo:paragraph-rsid="002c7758" style:font-size-asian="12pt" style:font-weight-asian="bold" style:font-size-complex="12pt" style:font-weight-complex="bold"/>
    </style:style>
    <style:style style:name="P26" style:family="paragraph" style:parent-style-name="Horizontal_20_Line">
      <style:paragraph-properties fo:margin-top="0cm" fo:margin-bottom="0.265cm" style:contextual-spacing="false" style:line-height-at-least="0.529cm" fo:orphans="2" fo:widows="2" fo:padding="0cm" fo:border="none" style:writing-mode="lr-tb"/>
      <style:text-properties fo:font-size="12pt" officeooo:paragraph-rsid="003ea3c3" style:font-size-asian="12pt" style:font-size-complex="12pt"/>
    </style:style>
    <style:style style:name="P27" style:family="paragraph" style:parent-style-name="Horizontal_20_Line">
      <style:paragraph-properties fo:margin-top="0cm" fo:margin-bottom="0.265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normal" officeooo:paragraph-rsid="002e81a3"/>
    </style:style>
    <style:style style:name="P28" style:family="paragraph" style:parent-style-name="Horizontal_20_Line">
      <style:paragraph-properties fo:margin-top="0cm" fo:margin-bottom="0.265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officeooo:rsid="002e81a3" officeooo:paragraph-rsid="002e81a3" style:font-weight-asian="bold" style:font-weight-complex="bold"/>
    </style:style>
    <style:style style:name="P29" style:family="paragraph" style:parent-style-name="Horizontal_20_Line">
      <style:paragraph-properties fo:margin-top="0cm" fo:margin-bottom="0.265cm" style:contextual-spacing="false" style:line-height-at-least="0.529cm" fo:orphans="2" fo:widows="2" fo:padding="0cm" fo:border="none" style:writing-mode="lr-tb"/>
      <style:text-properties fo:font-variant="normal" fo:text-transform="none" fo:color="#333333" loext:opacity="100%" style:font-name="Liberation Serif" fo:font-size="11pt" fo:letter-spacing="normal" fo:font-style="normal" fo:font-weight="normal" officeooo:rsid="002e81a3" officeooo:paragraph-rsid="002e81a3" style:font-size-asian="11pt" style:font-size-complex="11pt"/>
    </style:style>
    <style:style style:name="P30" style:family="paragraph" style:parent-style-name="Text_20_body">
      <style:paragraph-properties fo:margin-top="0cm" fo:margin-bottom="0.265cm" style:contextual-spacing="false" style:line-height-at-least="0.529cm" fo:orphans="2" fo:widows="2" fo:padding="0cm" fo:border="none" style:writing-mode="lr-tb"/>
      <style:text-properties fo:font-size="11pt" officeooo:rsid="002b902f" officeooo:paragraph-rsid="002b902f" style:font-size-asian="11pt" style:font-size-complex="11pt"/>
    </style:style>
    <style:style style:name="P31" style:family="paragraph" style:parent-style-name="Text_20_body">
      <style:paragraph-properties fo:margin-top="0cm" fo:margin-bottom="0.265cm" style:contextual-spacing="false" style:line-height-at-least="0.529cm" fo:orphans="2" fo:widows="2" fo:padding="0cm" fo:border="none" style:writing-mode="lr-tb"/>
      <style:text-properties officeooo:rsid="002c8dfb" officeooo:paragraph-rsid="002c8dfb"/>
    </style:style>
    <style:style style:name="P32" style:family="paragraph" style:parent-style-name="Text_20_body">
      <style:paragraph-properties fo:margin-top="0cm" fo:margin-bottom="0.265cm" style:contextual-spacing="false" style:line-height-at-least="0.529cm" fo:orphans="2" fo:widows="2" fo:padding="0cm" fo:border="none" style:writing-mode="lr-tb"/>
      <style:text-properties fo:font-weight="bold" officeooo:rsid="002c8dfb" officeooo:paragraph-rsid="002c8dfb" style:font-weight-asian="bold" style:font-weight-complex="bold"/>
    </style:style>
    <style:style style:name="P33" style:family="paragraph" style:parent-style-name="Text_20_body">
      <style:paragraph-properties fo:margin-top="0cm" fo:margin-bottom="0.265cm" style:contextual-spacing="false" style:line-height-at-least="0.529cm" fo:orphans="2" fo:widows="2" fo:padding="0cm" fo:border="none" style:writing-mode="lr-tb"/>
      <style:text-properties officeooo:rsid="002d162f" officeooo:paragraph-rsid="002d162f"/>
    </style:style>
    <style:style style:name="P34" style:family="paragraph" style:parent-style-name="Text_20_body">
      <style:paragraph-properties fo:margin-top="0cm" fo:margin-bottom="0.265cm" style:contextual-spacing="false" style:line-height-at-least="0.529cm" fo:orphans="2" fo:widows="2" fo:padding="0cm" fo:border="none" style:writing-mode="lr-tb"/>
      <style:text-properties officeooo:rsid="002d61cf" officeooo:paragraph-rsid="002d61cf"/>
    </style:style>
    <style:style style:name="P35" style:family="paragraph" style:parent-style-name="Text_20_body">
      <style:paragraph-properties fo:margin-top="0cm" fo:margin-bottom="0.265cm" style:contextual-spacing="false" style:line-height-at-least="0.529cm" fo:orphans="2" fo:widows="2" fo:padding="0cm" fo:border="none" style:writing-mode="lr-tb"/>
      <style:text-properties fo:font-weight="normal" officeooo:rsid="002e0b4b" officeooo:paragraph-rsid="002e0b4b" style:font-weight-asian="normal" style:font-weight-complex="normal"/>
    </style:style>
    <style:style style:name="P36" style:family="paragraph" style:parent-style-name="Text_20_body">
      <style:paragraph-properties fo:margin-top="0cm" fo:margin-bottom="0.265cm" style:contextual-spacing="false" style:line-height-at-least="0.529cm" fo:orphans="2" fo:widows="2" fo:padding="0cm" fo:border="none" style:writing-mode="lr-tb"/>
      <style:text-properties officeooo:paragraph-rsid="002e81a3"/>
    </style:style>
    <style:style style:name="P37" style:family="paragraph" style:parent-style-name="Text_20_body">
      <style:paragraph-properties fo:margin-top="0cm" fo:margin-bottom="0.265cm" style:contextual-spacing="false" style:line-height-at-least="0.529cm" fo:orphans="2" fo:widows="2" fo:padding="0cm" fo:border="none" style:writing-mode="lr-tb"/>
      <style:text-properties officeooo:paragraph-rsid="004098fa"/>
    </style:style>
    <style:style style:name="P38" style:family="paragraph" style:parent-style-name="Text_20_body">
      <style:paragraph-properties fo:margin-top="0cm" fo:margin-bottom="0.265cm" style:contextual-spacing="false" style:line-height-at-least="0.529cm" fo:orphans="2" fo:widows="2" fo:padding="0cm" fo:border="none" style:writing-mode="lr-tb"/>
      <style:text-properties fo:font-variant="normal" fo:text-transform="none" fo:color="#333333" loext:opacity="100%" style:font-name="Ubuntu" fo:font-size="11pt" fo:letter-spacing="normal" fo:font-style="normal" fo:font-weight="normal" officeooo:rsid="002e81a3" officeooo:paragraph-rsid="002e81a3" style:font-size-asian="11pt" style:font-size-complex="11pt"/>
    </style:style>
    <style:style style:name="P39" style:family="paragraph" style:parent-style-name="Text_20_body">
      <style:paragraph-properties fo:margin-top="0cm" fo:margin-bottom="0.265cm" style:contextual-spacing="false" style:line-height-at-least="0.529cm" fo:orphans="2" fo:widows="2" fo:padding="0cm" fo:border="none" style:writing-mode="lr-tb"/>
      <style:text-properties fo:font-variant="normal" fo:text-transform="none" fo:color="#333333" loext:opacity="100%" style:font-name="Liberation Serif" fo:font-size="11pt" fo:letter-spacing="normal" fo:font-style="normal" fo:font-weight="normal" officeooo:rsid="002e81a3" officeooo:paragraph-rsid="002e81a3" style:font-size-asian="11pt" style:font-size-complex="11pt"/>
    </style:style>
    <style:style style:name="P40" style:family="paragraph" style:parent-style-name="Text_20_body">
      <style:paragraph-properties fo:margin-top="0cm" fo:margin-bottom="0.265cm" style:contextual-spacing="false" style:line-height-at-least="0.529cm" fo:orphans="2" fo:widows="2" fo:padding="0cm" fo:border="none" style:writing-mode="lr-tb"/>
      <style:text-properties officeooo:rsid="002e81a3" officeooo:paragraph-rsid="002e81a3"/>
    </style:style>
    <style:style style:name="P41" style:family="paragraph" style:parent-style-name="Text_20_body">
      <style:paragraph-properties fo:margin-top="0cm" fo:margin-bottom="0.265cm" style:contextual-spacing="false" style:line-height-at-least="0.529cm" fo:orphans="2" fo:widows="2" fo:padding="0cm" fo:border="none" style:writing-mode="lr-tb"/>
      <style:text-properties fo:font-size="12pt" officeooo:paragraph-rsid="004098fa" style:font-size-asian="10.5pt" style:font-size-complex="12pt"/>
    </style:style>
    <style:style style:name="P42"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style:font-weight-asian="bold" style:font-weight-complex="bold"/>
    </style:style>
    <style:style style:name="P43"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normal" officeooo:paragraph-rsid="002ef350"/>
    </style:style>
    <style:style style:name="P44"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95511" loext:opacity="100%" style:text-line-through-style="none" style:text-line-through-type="none" style:font-name="Ubuntu" fo:font-size="11.25pt" fo:letter-spacing="normal" fo:font-style="normal" style:text-underline-style="none" fo:font-weight="normal" officeooo:paragraph-rsid="002e81a3" style:text-blinking="false"/>
    </style:style>
    <style:style style:name="P45"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95511" loext:opacity="100%" style:text-line-through-style="none" style:text-line-through-type="none" style:font-name="Ubuntu" fo:font-size="11.25pt" fo:letter-spacing="normal" fo:font-style="normal" style:text-underline-style="none" fo:font-weight="normal" officeooo:paragraph-rsid="002ef350" style:text-blinking="false"/>
    </style:style>
    <style:style style:name="P46"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style:use-window-font-color="true" loext:opacity="0%" style:text-line-through-style="none" style:text-line-through-type="none" style:font-name="Liberation Serif" fo:font-size="11pt" fo:letter-spacing="normal" fo:font-style="normal" style:text-underline-style="none" fo:font-weight="normal" officeooo:paragraph-rsid="002e81a3" style:text-blinking="false" style:font-size-asian="11pt" style:font-size-complex="11pt"/>
    </style:style>
    <style:style style:name="P47" style:family="paragraph" style:parent-style-name="Text_20_body">
      <style:paragraph-properties fo:margin-top="0cm" fo:margin-bottom="0cm" style:contextual-spacing="false" style:line-height-at-least="0.529cm" fo:orphans="2" fo:widows="2" fo:padding="0cm" fo:border="none" style:writing-mode="lr-tb"/>
      <style:text-properties officeooo:paragraph-rsid="002e81a3"/>
    </style:style>
    <style:style style:name="P48" style:family="paragraph" style:parent-style-name="Text_20_body">
      <style:paragraph-properties fo:margin-top="0cm" fo:margin-bottom="0cm" style:contextual-spacing="false" style:line-height-at-least="0.529cm" fo:orphans="2" fo:widows="2" fo:padding="0cm" fo:border="none" style:writing-mode="lr-tb"/>
      <style:text-properties officeooo:paragraph-rsid="002ef350"/>
    </style:style>
    <style:style style:name="P49" style:family="paragraph" style:parent-style-name="Text_20_body">
      <style:paragraph-properties fo:margin-top="0cm" fo:margin-bottom="0cm" style:contextual-spacing="false" style:line-height-at-least="0.529cm" fo:orphans="2" fo:widows="2" fo:padding="0cm" fo:border="none" style:writing-mode="lr-tb"/>
      <style:text-properties fo:font-weight="bold" officeooo:rsid="0036322e" officeooo:paragraph-rsid="0036322e" style:font-weight-asian="bold" style:font-weight-complex="bold"/>
    </style:style>
    <style:style style:name="P50" style:family="paragraph" style:parent-style-name="Text_20_body">
      <style:paragraph-properties fo:margin-top="0cm" fo:margin-bottom="0cm" style:contextual-spacing="false" style:line-height-at-least="0.529cm" fo:orphans="2" fo:widows="2" fo:padding="0cm" fo:border="none" style:writing-mode="lr-tb"/>
      <style:text-properties fo:font-weight="normal" officeooo:paragraph-rsid="002ef350" style:font-weight-asian="normal" style:font-weight-complex="normal"/>
    </style:style>
    <style:style style:name="P51" style:family="paragraph" style:parent-style-name="Horizontal_20_Line">
      <style:paragraph-properties fo:margin-top="0cm" fo:margin-bottom="0cm" style:contextual-spacing="false" style:line-height-at-least="0.529cm" fo:orphans="2" fo:widows="2" fo:padding="0cm" fo:border="none" style:writing-mode="lr-tb"/>
      <style:text-properties officeooo:paragraph-rsid="002e81a3"/>
    </style:style>
    <style:style style:name="P52" style:family="paragraph" style:parent-style-name="Horizontal_20_Line">
      <style:paragraph-properties fo:margin-top="0cm" fo:margin-bottom="0cm" style:contextual-spacing="false" style:line-height-at-least="0.529cm" fo:orphans="2" fo:widows="2" fo:padding="0cm" fo:border="none" style:writing-mode="lr-tb"/>
      <style:text-properties officeooo:paragraph-rsid="002ef350"/>
    </style:style>
    <style:style style:name="P53" style:family="paragraph" style:parent-style-name="Horizontal_20_Line">
      <style:paragraph-properties fo:margin-top="0cm" fo:margin-bottom="0cm" style:contextual-spacing="false" style:line-height-at-least="0.529cm" fo:orphans="2" fo:widows="2" fo:padding="0cm" fo:border="none" style:writing-mode="lr-tb"/>
      <style:text-properties fo:font-variant="normal" fo:text-transform="none" fo:color="#395511" loext:opacity="100%" style:text-line-through-style="none" style:text-line-through-type="none" style:font-name="Ubuntu" fo:font-size="11.25pt" fo:letter-spacing="normal" fo:font-style="normal" style:text-underline-style="none" fo:font-weight="normal" officeooo:paragraph-rsid="002e81a3" style:text-blinking="false"/>
    </style:style>
    <style:style style:name="P54" style:family="paragraph" style:parent-style-name="Text_20_body">
      <style:paragraph-properties fo:margin-top="0cm" fo:margin-bottom="0cm" style:contextual-spacing="false"/>
    </style:style>
    <style:style style:name="P55" style:family="paragraph" style:parent-style-name="Text_20_body">
      <style:paragraph-properties fo:margin-top="0cm" fo:margin-bottom="0cm" style:contextual-spacing="false"/>
      <style:text-properties officeooo:paragraph-rsid="003b69d9"/>
    </style:style>
    <style:style style:name="P56" style:family="paragraph" style:parent-style-name="Text_20_body">
      <style:paragraph-properties fo:margin-top="0cm" fo:margin-bottom="0cm" style:contextual-spacing="false"/>
      <style:text-properties fo:font-weight="bold" officeooo:rsid="003b69d9" officeooo:paragraph-rsid="003b69d9" style:font-weight-asian="bold" style:font-weight-complex="bold"/>
    </style:style>
    <style:style style:name="P57" style:family="paragraph" style:parent-style-name="Text_20_body">
      <style:paragraph-properties fo:margin-top="0cm" fo:margin-bottom="0cm" style:contextual-spacing="false"/>
      <style:text-properties fo:font-weight="normal" officeooo:rsid="003b69d9" officeooo:paragraph-rsid="003b69d9" style:font-weight-asian="normal" style:font-weight-complex="normal"/>
    </style:style>
    <style:style style:name="P58" style:family="paragraph" style:parent-style-name="Standard">
      <style:text-properties fo:color="#395511" loext:opacity="100%" officeooo:paragraph-rsid="002e81a3"/>
    </style:style>
    <style:style style:name="P59" style:family="paragraph" style:parent-style-name="Text_20_body">
      <style:paragraph-properties style:writing-mode="lr-tb"/>
    </style:style>
    <style:style style:name="P60" style:family="paragraph" style:parent-style-name="Text_20_body">
      <style:paragraph-properties style:writing-mode="lr-tb"/>
      <style:text-properties officeooo:paragraph-rsid="0035399a"/>
    </style:style>
    <style:style style:name="P61" style:family="paragraph" style:parent-style-name="Text_20_body">
      <style:paragraph-properties style:writing-mode="lr-tb"/>
      <style:text-properties fo:font-weight="bold" style:font-weight-asian="bold" style:font-weight-complex="bold"/>
    </style:style>
    <style:style style:name="P62" style:family="paragraph" style:parent-style-name="Text_20_body">
      <style:text-properties officeooo:paragraph-rsid="004098fa"/>
    </style:style>
    <style:style style:name="P63" style:family="paragraph" style:parent-style-name="Horizontal_20_Line" style:list-style-name="L1">
      <style:paragraph-properties fo:margin-top="0cm" fo:margin-bottom="0cm" style:contextual-spacing="false" style:line-height-at-least="0.529cm" fo:orphans="2" fo:widows="2" fo:padding="0cm" fo:border="none" style:writing-mode="lr-tb"/>
    </style:style>
    <style:style style:name="P64" style:family="paragraph" style:parent-style-name="Horizontal_20_Line" style:list-style-name="L2">
      <style:paragraph-properties fo:margin-top="0cm" fo:margin-bottom="0cm" style:contextual-spacing="false" style:line-height-at-least="0.529cm" fo:orphans="2" fo:widows="2" fo:padding="0cm" fo:border="none" style:writing-mode="lr-tb"/>
      <style:text-properties officeooo:paragraph-rsid="002ef350"/>
    </style:style>
    <style:style style:name="P65" style:family="paragraph" style:parent-style-name="Horizontal_20_Line" style:list-style-name="L2">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normal" officeooo:paragraph-rsid="002ef350"/>
    </style:style>
    <style:style style:name="P66" style:family="paragraph" style:parent-style-name="Horizontal_20_Line" style:list-style-name="L3">
      <style:paragraph-properties fo:margin-top="0cm" fo:margin-bottom="0.265cm" style:contextual-spacing="false" style:line-height-at-least="0.529cm" fo:orphans="2" fo:widows="2" fo:padding="0cm" fo:border="none" style:writing-mode="lr-tb"/>
      <style:text-properties fo:font-size="11pt" officeooo:rsid="003ea3c3" officeooo:paragraph-rsid="003ea3c3" style:font-size-asian="11pt" style:font-size-complex="11pt"/>
    </style:style>
    <style:style style:name="P67" style:family="paragraph" style:parent-style-name="Horizontal_20_Line">
      <style:paragraph-properties fo:margin-top="0cm" fo:margin-bottom="0.265cm" style:contextual-spacing="false" style:line-height-at-least="0.529cm" fo:orphans="2" fo:widows="2" fo:padding="0cm" fo:border="none" style:writing-mode="lr-tb"/>
      <style:text-properties fo:font-size="12pt" officeooo:rsid="00424582" officeooo:paragraph-rsid="00424582" style:font-size-asian="10.5pt" style:font-size-complex="12pt"/>
    </style:style>
    <style:style style:name="P68" style:family="paragraph" style:parent-style-name="Horizontal_20_Line" style:list-style-name="L5">
      <style:paragraph-properties fo:margin-top="0cm" fo:margin-bottom="0.265cm" style:contextual-spacing="false" style:line-height-at-least="0.529cm" fo:orphans="2" fo:widows="2" fo:padding="0cm" fo:border="none" style:writing-mode="lr-tb"/>
    </style:style>
    <style:style style:name="P69" style:family="paragraph" style:parent-style-name="Horizontal_20_Line">
      <style:paragraph-properties fo:margin-top="0cm" fo:margin-bottom="0.265cm" style:contextual-spacing="false" style:line-height-at-least="0.529cm" fo:orphans="2" fo:widows="2" fo:padding="0cm" fo:border="none" style:writing-mode="lr-tb"/>
      <style:text-properties officeooo:rsid="00459faa" officeooo:paragraph-rsid="00459faa"/>
    </style:style>
    <style:style style:name="P70" style:family="paragraph" style:parent-style-name="Horizontal_20_Line">
      <style:paragraph-properties style:writing-mode="lr-tb"/>
      <style:text-properties style:use-window-font-color="true" loext:opacity="0%" fo:font-size="12pt" officeooo:paragraph-rsid="004e5550" style:font-size-asian="12pt" style:font-size-complex="12pt"/>
    </style:style>
    <style:style style:name="P71" style:family="paragraph" style:parent-style-name="Text_20_body" style:list-style-name="L1">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style:font-weight-asian="bold" style:font-weight-complex="bold"/>
    </style:style>
    <style:style style:name="P72" style:family="paragraph" style:parent-style-name="Text_20_body" style:list-style-name="L2">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f350" style:font-weight-asian="bold" style:font-weight-complex="bold"/>
    </style:style>
    <style:style style:name="P73" style:family="paragraph" style:parent-style-name="Text_20_body" style:list-style-name="L3">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81a3" style:font-weight-asian="bold" style:font-weight-complex="bold"/>
    </style:style>
    <style:style style:name="P74"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81a3" style:font-weight-asian="bold" style:font-weight-complex="bold"/>
    </style:style>
    <style:style style:name="P75" style:family="paragraph" style:parent-style-name="Text_20_body" style:list-style-name="L2">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rsid="001cee69" officeooo:paragraph-rsid="002ef350" style:font-weight-asian="bold" style:font-weight-complex="bold"/>
    </style:style>
    <style:style style:name="P76" style:family="paragraph" style:parent-style-name="Text_20_body" style:list-style-name="L2">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2ef350"/>
    </style:style>
    <style:style style:name="P77" style:family="paragraph" style:parent-style-name="Text_20_body" style:list-style-name="L3">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2e81a3"/>
    </style:style>
    <style:style style:name="P78" style:family="paragraph" style:parent-style-name="Text_20_body" style:list-style-name="L4">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normal" officeooo:paragraph-rsid="002e81a3"/>
    </style:style>
    <style:style style:name="P79" style:family="paragraph" style:parent-style-name="Text_20_body" style:list-style-name="L4">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font-variant="normal" fo:text-transform="none" fo:color="#395511" loext:opacity="100%" style:font-name="Ubuntu" fo:font-size="14pt" fo:letter-spacing="normal" fo:font-style="normal" fo:font-weight="normal" officeooo:rsid="002adf99" officeooo:paragraph-rsid="002e81a3" style:font-size-asian="14pt" style:font-size-complex="14pt"/>
    </style:style>
    <style:style style:name="P80"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color="#333333" loext:opacity="100%" fo:font-size="11.25pt" officeooo:paragraph-rsid="002e81a3"/>
    </style:style>
    <style:style style:name="P81"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writing-mode="lr-tb"/>
      <style:text-properties fo:color="#333333" loext:opacity="100%" fo:font-size="12pt" officeooo:rsid="004e5550" officeooo:paragraph-rsid="004e5550" style:font-size-asian="10.5pt" style:font-size-complex="12pt"/>
    </style:style>
    <style:style style:name="P82" style:family="paragraph" style:parent-style-name="Text_20_body" style:list-style-name="L2">
      <style:paragraph-properties fo:margin-left="0cm" fo:margin-right="0cm" fo:margin-top="0cm" fo:margin-bottom="0cm" style:contextual-spacing="false" style:line-height-at-least="0.529cm" fo:orphans="2" fo:widows="2" fo:text-indent="0cm" style:auto-text-indent="false" fo:padding="0cm" fo:border="none" style:writing-mode="lr-tb"/>
      <style:text-properties officeooo:paragraph-rsid="002ef350"/>
    </style:style>
    <style:style style:name="P83" style:family="paragraph" style:parent-style-name="Text_20_body" style:list-style-name="L2">
      <style:paragraph-properties fo:margin-left="0cm" fo:margin-right="0cm" fo:margin-top="0cm" fo:margin-bottom="0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2ef350" style:font-weight-asian="bold" style:font-weight-complex="bold"/>
    </style:style>
    <style:style style:name="P84" style:family="paragraph" style:parent-style-name="Text_20_body">
      <style:paragraph-properties fo:margin-left="0cm" fo:margin-right="0cm" fo:margin-top="0cm" fo:margin-bottom="0cm" style:contextual-spacing="false" style:line-height-at-least="0.529cm" fo:orphans="2" fo:widows="2" fo:text-indent="0cm" style:auto-text-indent="false" fo:padding="0cm" fo:border="none" style:writing-mode="lr-tb"/>
      <style:text-properties fo:font-variant="normal" fo:text-transform="none" fo:color="#333333" loext:opacity="100%" style:font-name="Ubuntu" fo:font-size="11.25pt" fo:letter-spacing="normal" fo:font-style="normal" fo:font-weight="bold" officeooo:paragraph-rsid="004892b7" style:font-weight-asian="bold" style:font-weight-complex="bold"/>
    </style:style>
    <style:style style:name="P85"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95511" loext:opacity="100%" style:text-line-through-style="none" style:text-line-through-type="none" style:font-name="Ubuntu" fo:font-size="11.25pt" fo:letter-spacing="normal" fo:font-style="normal" style:text-underline-style="none" fo:font-weight="normal" officeooo:paragraph-rsid="002e81a3" style:text-blinking="false"/>
    </style:style>
    <style:style style:name="P86" style:family="paragraph" style:parent-style-name="Text_20_body" style:list-style-name="L2">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officeooo:paragraph-rsid="002ef350" style:font-weight-asian="bold" style:font-weight-complex="bold"/>
    </style:style>
    <style:style style:name="P87"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officeooo:paragraph-rsid="0046bc97" style:font-weight-asian="bold" style:font-weight-complex="bold"/>
    </style:style>
    <style:style style:name="P88"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officeooo:paragraph-rsid="004b73d4" style:font-weight-asian="bold" style:font-weight-complex="bold"/>
    </style:style>
    <style:style style:name="P89" style:family="paragraph" style:parent-style-name="Text_20_body">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bold" officeooo:paragraph-rsid="004ca225" style:font-weight-asian="bold" style:font-weight-complex="bold"/>
    </style:style>
    <style:style style:name="P90" style:family="paragraph" style:parent-style-name="Text_20_body" style:list-style-name="L2">
      <style:paragraph-properties fo:margin-top="0cm" fo:margin-bottom="0cm" style:contextual-spacing="false" style:line-height-at-least="0.529cm" fo:orphans="2" fo:widows="2" fo:padding="0cm" fo:border="none" style:writing-mode="lr-tb"/>
      <style:text-properties fo:font-variant="normal" fo:text-transform="none" fo:color="#333333" loext:opacity="100%" style:font-name="Ubuntu" fo:font-size="11.25pt" fo:letter-spacing="normal" fo:font-style="normal" fo:font-weight="normal" officeooo:paragraph-rsid="002ef350"/>
    </style:style>
    <style:style style:name="P91" style:family="paragraph" style:parent-style-name="Text_20_body" style:list-style-name="L2">
      <style:paragraph-properties fo:margin-top="0cm" fo:margin-bottom="0cm" style:contextual-spacing="false" style:line-height-at-least="0.529cm" fo:orphans="2" fo:widows="2" fo:padding="0cm" fo:border="none" style:writing-mode="lr-tb"/>
      <style:text-properties officeooo:paragraph-rsid="002ef350"/>
    </style:style>
    <style:style style:name="P92" style:family="paragraph" style:parent-style-name="Text_20_body">
      <style:paragraph-properties fo:margin-top="0cm" fo:margin-bottom="0cm" style:contextual-spacing="false" style:line-height-at-least="0.529cm" fo:orphans="2" fo:widows="2" fo:padding="0cm" fo:border="none" style:writing-mode="lr-tb"/>
      <style:text-properties officeooo:paragraph-rsid="0046bc97"/>
    </style:style>
    <style:style style:name="P93" style:family="paragraph" style:parent-style-name="Text_20_body">
      <style:paragraph-properties fo:margin-top="0cm" fo:margin-bottom="0.265cm" style:contextual-spacing="false" style:line-height-at-least="0.529cm" fo:orphans="2" fo:widows="2" fo:padding="0cm" fo:border="none" style:writing-mode="lr-tb"/>
      <style:text-properties fo:font-size="12pt" officeooo:rsid="00424582" officeooo:paragraph-rsid="00424582" style:font-size-asian="10.5pt" style:font-size-complex="12pt"/>
    </style:style>
    <style:style style:name="P94" style:family="paragraph" style:parent-style-name="Text_20_body">
      <style:paragraph-properties fo:margin-top="0cm" fo:margin-bottom="0.265cm" style:contextual-spacing="false" style:line-height-at-least="0.529cm" fo:orphans="2" fo:widows="2" fo:padding="0cm" fo:border="none" style:writing-mode="lr-tb"/>
      <style:text-properties officeooo:paragraph-rsid="002e81a3"/>
    </style:style>
    <style:style style:name="P95" style:family="paragraph" style:parent-style-name="Text_20_body">
      <style:paragraph-properties fo:margin-top="0cm" fo:margin-bottom="0.265cm" style:contextual-spacing="false" style:line-height-at-least="0.529cm" fo:orphans="2" fo:widows="2" fo:padding="0cm" fo:border="none" style:writing-mode="lr-tb"/>
      <style:text-properties officeooo:rsid="00459faa" officeooo:paragraph-rsid="00459faa"/>
    </style:style>
    <style:style style:name="P96" style:family="paragraph" style:parent-style-name="Text_20_body">
      <style:paragraph-properties style:writing-mode="lr-tb"/>
      <style:text-properties fo:font-size="12pt" officeooo:rsid="004e5550" officeooo:paragraph-rsid="004e5550" style:font-size-asian="10.5pt" style:font-size-complex="12pt"/>
    </style:style>
    <style:style style:name="P97" style:family="paragraph" style:parent-style-name="Text_20_body">
      <style:paragraph-properties style:writing-mode="lr-tb"/>
      <style:text-properties style:use-window-font-color="true" loext:opacity="0%" fo:font-size="12pt" officeooo:rsid="004e5550" officeooo:paragraph-rsid="004e5550" style:font-size-asian="12pt" style:font-size-complex="12pt"/>
    </style:style>
    <style:style style:name="T1" style:family="text">
      <style:text-properties fo:font-variant="normal" fo:text-transform="none" fo:color="#dd4814" loext:opacity="100%" style:text-line-through-style="none" style:text-line-through-type="none" style:font-name="Ubuntu" fo:font-size="27pt" fo:letter-spacing="normal" fo:font-style="normal" style:text-underline-style="none" fo:font-weight="normal" style:text-blinking="false"/>
    </style:style>
    <style:style style:name="T2" style:family="text">
      <style:text-properties fo:font-variant="normal" fo:text-transform="none" fo:color="#dd4814" loext:opacity="100%" style:text-line-through-style="none" style:text-line-through-type="none" style:font-name="Ubuntu" fo:font-size="11.25pt" fo:letter-spacing="normal" fo:font-style="normal" style:text-underline-style="none" fo:font-weight="normal" style:text-blinking="false"/>
    </style:style>
    <style:style style:name="T3" style:family="text">
      <style:text-properties fo:font-variant="normal" fo:text-transform="none" fo:color="#333333" loext:opacity="100%" style:font-name="Ubuntu" fo:font-size="11.25pt" fo:letter-spacing="normal" fo:font-style="normal"/>
    </style:style>
    <style:style style:name="T4" style:family="text">
      <style:text-properties fo:font-variant="normal" fo:text-transform="none" fo:color="#333333" loext:opacity="100%" style:font-name="Ubuntu" fo:font-size="11.25pt" fo:letter-spacing="normal" fo:font-style="normal" fo:font-weight="normal"/>
    </style:style>
    <style:style style:name="T5" style:family="text">
      <style:text-properties fo:font-variant="normal" fo:text-transform="none" fo:color="#333333" loext:opacity="100%" style:font-name="Ubuntu" fo:font-size="11.25pt" fo:letter-spacing="normal" fo:font-style="normal" fo:font-weight="bold" style:font-weight-asian="bold" style:font-weight-complex="bold"/>
    </style:style>
    <style:style style:name="T6" style:family="text">
      <style:text-properties fo:font-variant="normal" fo:text-transform="none" fo:color="#333333" loext:opacity="100%" style:font-name="Ubuntu" fo:font-size="11.25pt" fo:letter-spacing="normal" fo:font-style="normal" fo:font-weight="bold" officeooo:rsid="002e81a3" style:font-weight-asian="bold" style:font-weight-complex="bold"/>
    </style:style>
    <style:style style:name="T7" style:family="text">
      <style:text-properties fo:font-variant="normal" fo:text-transform="none" fo:color="#333333" loext:opacity="100%" style:font-name="Ubuntu" fo:font-size="11.25pt" fo:letter-spacing="normal" fo:font-style="normal" fo:font-weight="bold" officeooo:rsid="002ebca8" style:font-weight-asian="bold" style:font-weight-complex="bold"/>
    </style:style>
    <style:style style:name="T8" style:family="text">
      <style:text-properties fo:font-variant="normal" fo:text-transform="none" fo:color="#333333" loext:opacity="100%" style:font-name="Ubuntu" fo:font-size="11.25pt" fo:letter-spacing="normal" fo:font-style="normal" fo:font-weight="bold" officeooo:rsid="002cc2c1" style:font-weight-asian="bold" style:font-weight-complex="bold"/>
    </style:style>
    <style:style style:name="T9" style:family="text">
      <style:text-properties fo:font-variant="normal" fo:text-transform="none" fo:color="#333333" loext:opacity="100%" style:font-name="Ubuntu" fo:font-size="11.25pt" fo:letter-spacing="normal" fo:font-style="normal" fo:font-weight="bold" officeooo:rsid="003ea3c3" style:font-weight-asian="bold" style:font-weight-complex="bold"/>
    </style:style>
    <style:style style:name="T10" style:family="text">
      <style:text-properties fo:font-variant="normal" fo:text-transform="none" fo:color="#333333" loext:opacity="100%" style:font-name="Ubuntu" fo:font-size="11.25pt" fo:letter-spacing="normal" fo:font-style="normal" officeooo:rsid="001cee69"/>
    </style:style>
    <style:style style:name="T11" style:family="text">
      <style:text-properties fo:font-variant="normal" fo:text-transform="none" fo:color="#333333" loext:opacity="100%" style:font-name="Ubuntu" fo:font-size="11.25pt" fo:letter-spacing="normal" fo:font-style="normal" officeooo:rsid="00326f87"/>
    </style:style>
    <style:style style:name="T12" style:family="text">
      <style:text-properties fo:font-variant="normal" fo:text-transform="none" fo:color="#333333" loext:opacity="100%" style:font-name="gordita" fo:font-size="12pt" fo:letter-spacing="normal" fo:font-style="normal" fo:font-weight="bold" style:font-weight-asian="bold" style:font-weight-complex="bold"/>
    </style:style>
    <style:style style:name="T13" style:family="text">
      <style:text-properties fo:font-variant="normal" fo:text-transform="none" fo:color="#333333" loext:opacity="100%" style:font-name="gordita" fo:font-size="12pt" fo:letter-spacing="normal" fo:font-style="normal" fo:font-weight="bold" officeooo:rsid="002cc2c1" style:font-weight-asian="bold" style:font-weight-complex="bold"/>
    </style:style>
    <style:style style:name="T14" style:family="text">
      <style:text-properties fo:font-variant="normal" fo:text-transform="none" fo:color="#333333" loext:opacity="100%" style:font-name="gordita" fo:font-size="12pt" fo:letter-spacing="normal" fo:font-style="normal" fo:font-weight="bold" officeooo:rsid="00364165" style:font-weight-asian="bold" style:font-weight-complex="bold"/>
    </style:style>
    <style:style style:name="T15" style:family="text">
      <style:text-properties fo:font-variant="normal" fo:text-transform="none" fo:color="#333333" loext:opacity="100%" style:font-name="gordita" fo:font-size="12pt" fo:letter-spacing="normal" fo:font-style="normal" fo:font-weight="bold" officeooo:rsid="002d2197" style:font-weight-asian="bold" style:font-weight-complex="bold"/>
    </style:style>
    <style:style style:name="T16" style:family="text">
      <style:text-properties fo:font-variant="normal" fo:text-transform="none" fo:color="#395511" loext:opacity="100%" style:text-line-through-style="none" style:text-line-through-type="none" style:font-name="Ubuntu" fo:font-size="11.25pt" fo:letter-spacing="normal" fo:font-style="normal" style:text-underline-style="none" fo:font-weight="normal" style:text-blinking="false"/>
    </style:style>
    <style:style style:name="T17" style:family="text">
      <style:text-properties fo:font-variant="normal" fo:text-transform="none" fo:color="#395511" loext:opacity="100%" style:text-line-through-style="none" style:text-line-through-type="none" style:font-name="Ubuntu" fo:font-size="27pt" fo:letter-spacing="normal" fo:font-style="normal" style:text-underline-style="none" fo:font-weight="normal" style:text-blinking="false"/>
    </style:style>
    <style:style style:name="T18" style:family="text">
      <style:text-properties fo:font-variant="normal" fo:text-transform="none" style:font-name="Ubuntu" fo:letter-spacing="normal" fo:font-style="normal" fo:font-weight="bold" style:font-weight-asian="bold" style:font-weight-complex="bold"/>
    </style:style>
    <style:style style:name="T19" style:family="text">
      <style:text-properties fo:font-variant="normal" fo:text-transform="none" style:font-name="Ubuntu" fo:letter-spacing="normal" fo:font-style="normal" fo:font-weight="bold" officeooo:rsid="003ea3c3" style:font-weight-asian="bold" style:font-weight-complex="bold"/>
    </style:style>
    <style:style style:name="T20" style:family="text">
      <style:text-properties officeooo:rsid="0019a5c0"/>
    </style:style>
    <style:style style:name="T21" style:family="text">
      <style:text-properties officeooo:rsid="001afcea"/>
    </style:style>
    <style:style style:name="T22" style:family="text">
      <style:text-properties officeooo:rsid="00260c73"/>
    </style:style>
    <style:style style:name="T23" style:family="text">
      <style:text-properties fo:font-weight="normal" style:font-weight-asian="normal" style:font-weight-complex="normal"/>
    </style:style>
    <style:style style:name="T24" style:family="text">
      <style:text-properties fo:font-weight="normal" officeooo:rsid="0035399a" style:font-weight-asian="normal" style:font-weight-complex="normal"/>
    </style:style>
    <style:style style:name="T25" style:family="text">
      <style:text-properties fo:font-weight="normal" officeooo:rsid="0036322e" style:font-weight-asian="normal" style:font-weight-complex="normal"/>
    </style:style>
    <style:style style:name="T26" style:family="text">
      <style:text-properties fo:font-weight="normal" officeooo:rsid="00381ac2" style:font-weight-asian="normal" style:font-weight-complex="normal"/>
    </style:style>
    <style:style style:name="T27" style:family="text">
      <style:text-properties fo:font-size="11pt" fo:font-weight="normal" officeooo:rsid="002bbd97" style:font-size-asian="11pt" style:font-weight-asian="normal" style:font-size-complex="11pt" style:font-weight-complex="normal"/>
    </style:style>
    <style:style style:name="T28" style:family="text">
      <style:text-properties fo:font-size="11pt" fo:language="es" fo:country="ES" fo:font-weight="normal" officeooo:rsid="002bbd97" style:font-size-asian="11pt" style:font-weight-asian="normal" style:font-size-complex="11pt" style:font-weight-complex="normal"/>
    </style:style>
    <style:style style:name="T29" style:family="text">
      <style:text-properties fo:font-size="11pt" fo:language="es" fo:country="GT" fo:font-weight="normal" officeooo:rsid="002bbd97" style:font-size-asian="11pt" style:font-weight-asian="normal" style:font-size-complex="11pt" style:font-weight-complex="normal"/>
    </style:style>
    <style:style style:name="T30" style:family="text">
      <style:text-properties officeooo:rsid="002c7758"/>
    </style:style>
    <style:style style:name="T31" style:family="text">
      <style:text-properties fo:font-weight="bold" style:font-weight-asian="bold" style:font-weight-complex="bold"/>
    </style:style>
    <style:style style:name="T32" style:family="text">
      <style:text-properties fo:font-weight="bold" officeooo:rsid="0026f15a" style:font-weight-asian="bold" style:font-weight-complex="bold"/>
    </style:style>
    <style:style style:name="T33" style:family="text">
      <style:text-properties fo:font-weight="bold" officeooo:rsid="002ef350" style:font-weight-asian="bold" style:font-weight-complex="bold"/>
    </style:style>
    <style:style style:name="T34" style:family="text">
      <style:text-properties fo:font-weight="bold" officeooo:rsid="002e81a3" style:font-weight-asian="bold" style:font-weight-complex="bold"/>
    </style:style>
    <style:style style:name="T35" style:family="text">
      <style:text-properties fo:font-weight="bold" officeooo:rsid="0019a5c0" style:font-weight-asian="bold" style:font-weight-complex="bold"/>
    </style:style>
    <style:style style:name="T36" style:family="text">
      <style:text-properties fo:font-weight="bold" officeooo:rsid="003ea3c3" style:font-weight-asian="bold" style:font-weight-complex="bold"/>
    </style:style>
    <style:style style:name="T37" style:family="text">
      <style:text-properties officeooo:rsid="003225c7"/>
    </style:style>
    <style:style style:name="T38" style:family="text">
      <style:text-properties officeooo:rsid="002e81a3"/>
    </style:style>
    <style:style style:name="T39" style:family="text">
      <style:text-properties fo:language="es" fo:country="ES"/>
    </style:style>
    <style:style style:name="T40" style:family="text">
      <style:text-properties fo:language="es" fo:country="ES" fo:font-weight="bold" style:font-weight-asian="bold" style:font-weight-complex="bold"/>
    </style:style>
    <style:style style:name="T41" style:family="text">
      <style:text-properties style:font-name="Liberation Serif"/>
    </style:style>
    <style:style style:name="T42" style:family="text">
      <style:text-properties style:font-name="Liberation Serif" fo:font-size="11pt" style:font-size-asian="11pt" style:font-size-complex="11pt"/>
    </style:style>
    <style:style style:name="T43" style:family="text">
      <style:text-properties style:font-name="Liberation Serif" fo:font-size="11pt" officeooo:rsid="00319826" style:font-size-asian="11pt" style:font-size-complex="11pt"/>
    </style:style>
    <style:style style:name="T44" style:family="text">
      <style:text-properties style:font-name="Liberation Serif" fo:font-size="11pt" fo:font-weight="normal" style:font-size-asian="11pt" style:font-weight-asian="normal" style:font-size-complex="11pt" style:font-weight-complex="normal"/>
    </style:style>
    <style:style style:name="T45" style:family="text">
      <style:text-properties style:font-name="Liberation Serif" fo:font-size="11pt" fo:font-weight="normal" officeooo:rsid="00319826" style:font-size-asian="11pt" style:font-weight-asian="normal" style:font-size-complex="11pt" style:font-weight-complex="normal"/>
    </style:style>
    <style:style style:name="T46" style:family="text">
      <style:text-properties style:font-name="Liberation Serif" officeooo:rsid="00306bb4"/>
    </style:style>
    <style:style style:name="T47" style:family="text">
      <style:text-properties officeooo:rsid="00306bb4"/>
    </style:style>
    <style:style style:name="T48" style:family="text">
      <style:text-properties fo:color="#333333" loext:opacity="100%"/>
    </style:style>
    <style:style style:name="T49" style:family="text">
      <style:text-properties fo:color="#333333" loext:opacity="100%" officeooo:rsid="002cc2c1"/>
    </style:style>
    <style:style style:name="T50" style:family="text">
      <style:text-properties fo:color="#333333" loext:opacity="100%" officeooo:rsid="002d2197"/>
    </style:style>
    <style:style style:name="T51" style:family="text">
      <style:text-properties fo:color="#333333" loext:opacity="100%" officeooo:rsid="00319826"/>
    </style:style>
    <style:style style:name="T52" style:family="text">
      <style:text-properties officeooo:rsid="0035399a"/>
    </style:style>
    <style:style style:name="T53" style:family="text">
      <style:text-properties officeooo:rsid="0036322e"/>
    </style:style>
    <style:style style:name="T54" style:family="text">
      <style:text-properties officeooo:rsid="003a0b42"/>
    </style:style>
    <style:style style:name="T55" style:family="text">
      <style:text-properties officeooo:rsid="003b69d9"/>
    </style:style>
    <style:style style:name="T56" style:family="text">
      <style:text-properties officeooo:rsid="003d52d8"/>
    </style:style>
    <style:style style:name="T57" style:family="text">
      <style:text-properties officeooo:rsid="003ea3c3"/>
    </style:style>
    <style:style style:name="T58" style:family="text">
      <style:text-properties officeooo:rsid="004098fa"/>
    </style:style>
    <style:style style:name="T59" style:family="text">
      <style:text-properties style:use-window-font-color="true" loext:opacity="0%" style:font-name="Liberation Serif" fo:font-size="12pt" fo:font-weight="normal" style:font-size-asian="12pt" style:font-weight-asian="normal" style:font-size-complex="12pt" style:font-weight-complex="normal"/>
    </style:style>
    <style:style style:name="T60" style:family="text">
      <style:text-properties style:use-window-font-color="true" loext:opacity="0%" style:font-name="Liberation Serif" fo:font-size="12pt" fo:font-weight="normal" officeooo:rsid="004892b7" style:font-size-asian="12pt" style:font-weight-asian="normal" style:font-size-complex="12pt" style:font-weight-complex="normal"/>
    </style:style>
    <style:style style:name="T61" style:family="text">
      <style:text-properties officeooo:rsid="004e5550"/>
    </style:style>
    <text:list-style style:name="L1">
      <text:list-level-style-number text:level="1" text:style-name="Numbering_20_Symbols" style:num-suffix="." style:num-format="1">
        <style:list-level-properties text:space-before="0.661cm"/>
      </text:list-level-style-number>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number text:level="1" text:style-name="Numbering_20_Symbols" style:num-suffix="." style:num-format="1">
        <style:list-level-properties text:space-before="0.661cm"/>
      </text:list-level-style-number>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number text:level="1" text:style-name="Numbering_20_Symbols" style:num-suffix="." style:num-format="1">
        <style:list-level-properties text:space-before="0.661cm"/>
      </text:list-level-style-number>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style:list-level-properties text:space-before="0.661cm"/>
      </text:list-level-style-number>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ctivitats</text:h>
      <text:h text:style-name="P1" text:outline-level="1"><text:bookmark text:name="introduccion"/><text:a xlink:type="simple" xlink:href="http://jamj2000.github.io/entornosdesarrollo/1/actividades#indice" text:style-name="Internet_20_link" text:visited-style-name="Visited_20_Internet_20_Link"><text:span text:style-name="T1">Introducció</text:span></text:a></text:h>
      <text:list xml:id="list3038675619" text:style-name="L1">
        <text:list-item>
          <text:p text:style-name="P71"><text:s/>Descriu la relació que hi ha entre els components de maquinari principals d'un ordinador i l'emmagatzematge i l'execució del programari. <text:span text:style-name="T22">Pots basar-te en la màquina de Von Newman.</text:span></text:p>
        </text:list-item>
      </text:list>
      <text:p text:style-name="P21">Disco duro: guarda los ficheros ejecutables y de datos</text:p>
      <text:p text:style-name="P21">Memoria RAM: guarda de manera temporal el codigo binario de los fichero ejecutables y los ficheros de datos necesarios.</text:p>
      <text:p text:style-name="P30">CPU: Lee y ejecuta instrucciones de almacenamiento en la memoria RAM, así como los datos necesarios.</text:p>
      <text:p text:style-name="P30"/>
      <text:list xml:id="list210934960893450" text:continue-numbering="true" text:style-name="L1">
        <text:list-item>
          <text:p text:style-name="P71"><text:s/>Defineix els conceptes següents:</text:p>
        </text:list-item>
      </text:list>
      <text:p text:style-name="P17"><text:s/>Codi font. <text:span text:style-name="T29">Fichero</text:span><text:span text:style-name="T27"> de </text:span><text:span text:style-name="T28">texto</text:span><text:span text:style-name="T27"> escrito en lenguaje de programación</text:span></text:p>
      <text:p text:style-name="P42"/>
      <text:p text:style-name="P42"><text:s/>Codi objecte. <text:span text:style-name="T27">Un fichero que no se puede ejecutar escrito en codigo binario</text:span></text:p>
      <text:p text:style-name="P42"/>
      <text:p text:style-name="P42"><text:s/>Codi executable. <text:s/><text:span text:style-name="T27">Fichero binario ejecutable</text:span></text:p>
      <text:list xml:id="list210933356884867" text:continue-numbering="true" text:style-name="L1">
        <text:list-item>
          <text:list>
            <text:list-header>
              <text:p text:style-name="P63"/>
            </text:list-header>
          </text:list>
        </text:list-item>
      </text:list>
      <text:h text:style-name="P1" text:outline-level="1"><text:bookmark text:name="ciclovida"/><text:a xlink:type="simple" xlink:href="http://jamj2000.github.io/entornosdesarrollo/1/actividades#indice" text:style-name="Internet_20_link" text:visited-style-name="Visited_20_Internet_20_Link"><text:span text:style-name="T1">Cicle de vida del programari</text:span></text:a></text:h>
      <text:p text:style-name="P5"><text:span text:style-name="T30">1.</text:span> Defineix "Cicle de vida del programari".</text:p>
      <text:p text:style-name="P25"><text:span text:style-name="T23">Es la disciplina que estudia la metodología y las normas a seguir para el desarrollo y mantenimiento de sistemas de programacion.</text:span> </text:p>
      <text:p text:style-name="P6"/>
      <text:p text:style-name="P6"/>
      <text:p text:style-name="P6"><text:span text:style-name="T30">2.</text:span>Anomena les fases principals del desenvolupament de programari i explica breument que es fa a cadascuna.</text:p>
      <text:p text:style-name="P23"/>
      <text:p text:style-name="P32">-Análisis:</text:p>
      <text:p text:style-name="P31">Están determinadas por las necesidades del cliente y en esta fase también se especifican los requisitos que hay que cumplir en el programa</text:p>
      <text:p text:style-name="P31"/>
      <text:p text:style-name="P32"/>
      <text:p text:style-name="P32"/>
      <text:p text:style-name="P32"><text:soft-page-break/>-Diseño:</text:p>
      <text:p text:style-name="P31">Se descompone y organiza el sistema en elementos componentes que pueden ser desarrollados por separado.</text:p>
      <text:p text:style-name="P31"/>
      <text:p text:style-name="P32">-Codificación:</text:p>
      <text:p text:style-name="P33">Es la fase donde se escribe el codigo fuente de cada componente.</text:p>
      <text:p text:style-name="P31"/>
      <text:p text:style-name="P32">-Pruebas:</text:p>
      <text:p text:style-name="P34">EL objetivo principal de las pruebas tiene se que funcione el programa</text:p>
      <text:p text:style-name="P31"/>
      <text:p text:style-name="P32">-Mantenimiento:</text:p>
      <text:p text:style-name="P35">Sirve para mejorar el producto mientras se va creando (si se hace falta)</text:p>
      <text:p text:style-name="P9"/>
      <text:p text:style-name="P7"><text:span text:style-name="T38">3.</text:span>Avantatges i inconvenients del model en cascada.</text:p>
      <text:p text:style-name="P28"/>
      <text:p text:style-name="P29"><text:span text:style-name="T31">-Ventajas: </text:span>Tiene todas las fases principales del desarrollo de un programa</text:p>
      <text:p text:style-name="P38"/>
      <text:p text:style-name="P39"><text:span text:style-name="T31">-</text:span><text:span text:style-name="T40">Desventajas</text:span><text:span text:style-name="T31">: </text:span>Es un modelo <text:span text:style-name="T39">antiguo</text:span> y no muy utilizado, las fases se hacen en el orden indicado y no se pueden saltar ni retroceder y es un modelo muy rígido que no se adapta muy bien a un cambio continuo de especificaciones</text:p>
      <text:p text:style-name="P22"/>
      <text:p text:style-name="P7"><text:span text:style-name="T38">4.</text:span>Explica com funciona el model de desenvolupament mitjançant la creació de prototips.</text:p>
      <text:p text:style-name="P27"/>
      <text:p text:style-name="P39">Se hace un prototipo durante la fase de análisis para que el cliente lo pruebe para asi poder poner mas requisitos para desarrollar la aplicación. Este paso se repite las veces que hagan falta.</text:p>
      <text:p text:style-name="P24"/>
      <text:p text:style-name="P7"><text:span text:style-name="T38">5.</text:span>Quins quatre principis regeixen el desenvolupament àgil expressats al Manifest Àgil?</text:p>
      <text:p text:style-name="P24"/>
      <text:p text:style-name="P36">-<text:span text:style-name="T38">Individuos y interacciones sobre el proceso y sobre las herramientas</text:span></text:p>
      <text:p text:style-name="P40">-El programa funciona sobre la documentación extensiva</text:p>
      <text:p text:style-name="P36">-<text:span text:style-name="T38">Colaboración con el cliente sobre la negociación contractual</text:span></text:p>
      <text:p text:style-name="P36">-<text:span text:style-name="T38">Respuesta positiva ante un cambio sobre seguir un plan.</text:span></text:p>
      <text:p text:style-name="P36"/>
      <text:p text:style-name="P10"/>
      <text:p text:style-name="P14"><text:soft-page-break/><text:span text:style-name="T4"><text:s/></text:span><text:span text:style-name="T6">6.</text:span><text:span text:style-name="T5">Què és una </text:span><text:span text:style-name="Strong_20_Emphasis"><text:span text:style-name="T5">història d'usuari</text:span></text:span><text:span text:style-name="T5">? Consulta el següent enllaç </text:span><text:span text:style-name="T7">i posa un exemple propi.</text:span></text:p>
      <text:p text:style-name="P15"><text:span text:style-name="T8">Les podem formular de la següent manera: </text:span><text:span text:style-name="T5">“</text:span><text:span text:style-name="T12">Com </text:span><text:span text:style-name="T13">a</text:span><text:span text:style-name="T12"> [perfil], </text:span><text:span text:style-name="T13">vull</text:span><text:span text:style-name="T12"> [obje</text:span><text:span text:style-name="T14">c</text:span><text:span text:style-name="T12">ti</text:span><text:span text:style-name="T13">u</text:span><text:span text:style-name="T12"> del software], p</text:span><text:span text:style-name="T15">er a</text:span><text:span text:style-name="T12"> </text:span><text:span text:style-name="T13">poder</text:span><text:span text:style-name="T12"> [resulta</text:span><text:span text:style-name="T13">t</text:span><text:span text:style-name="T12">]”.</text:span></text:p>
      <text:p text:style-name="P20"><text:a xlink:type="simple" xlink:href="https://es.wikipedia.org/wiki/Historias_de_usuario" text:style-name="Internet_20_link" text:visited-style-name="Visited_20_Internet_20_Link"><text:span text:style-name="T16">https://es.wikipedia.org/wiki/Historias_de_usuari</text:span></text:a></text:p>
      <text:p text:style-name="P53"/>
      <text:p text:style-name="P46">Las <text:span text:style-name="T39">Historias</text:span> de Usuario son representaciones de requisitos, elaboradas en una o dos frases y recogidas en un lenguaje común y entendible por el usuario.</text:p>
      <text:p text:style-name="P46"/>
      <text:p text:style-name="P13"><text:span text:style-name="T48">Com</text:span><text:span text:style-name="T51">o programador</text:span><text:span text:style-name="T48">, </text:span><text:span text:style-name="T51">quiero</text:span><text:span text:style-name="T48"> </text:span><text:span text:style-name="T51">crear un software que calcule el iva</text:span><text:span text:style-name="T48">, p</text:span><text:span text:style-name="T51">ara</text:span><text:span text:style-name="T50"> </text:span><text:span text:style-name="T48"><text:s/></text:span><text:span text:style-name="T49">poder</text:span><text:span text:style-name="T48"> </text:span><text:span text:style-name="T51">poner precios</text:span><text:span text:style-name="T48">”.</text:span></text:p>
      <text:p text:style-name="P44"/>
      <text:p text:style-name="P51"/>
      <text:p text:style-name="P10"><text:s/><text:span text:style-name="T33">7</text:span><text:span text:style-name="T34">.</text:span><text:span text:style-name="T31">KANBAN. Estudia els avantatges i els inconvenients de tenir una pissarra web digital per a la metodologia Kanban. Pots consultar els següents enllaços:</text:span></text:p>
      <text:p text:style-name="P20"><text:a xlink:type="simple" xlink:href="https://leankit.com/learn/kanban/kanban-board/" text:style-name="Internet_20_link" text:visited-style-name="Visited_20_Internet_20_Link"><text:span text:style-name="T16">https://leankit.com/learn/kanban/kanban-board/</text:span></text:a></text:p>
      <text:p text:style-name="P47"><text:a xlink:type="simple" xlink:href="https://trello.com/es" text:style-name="Internet_20_link" text:visited-style-name="Visited_20_Internet_20_Link"><text:span text:style-name="T16">https://trello.com/es</text:span></text:a></text:p>
      <text:p text:style-name="P47"><text:a xlink:type="simple" xlink:href="https://taiga.io/" text:style-name="Internet_20_link" text:visited-style-name="Visited_20_Internet_20_Link"><text:span text:style-name="T16">https://taiga.io/</text:span></text:a></text:p>
      <text:p text:style-name="P47"><text:a xlink:type="simple" xlink:href="https://kanbantool.com/es/" text:style-name="Internet_20_link" text:visited-style-name="Visited_20_Internet_20_Link"><text:span text:style-name="T16">https://kanbantool.com/es/</text:span></text:a></text:p>
      <text:p text:style-name="P44"/>
      <text:p text:style-name="P61"><text:span text:style-name="T39">VENTAJAS</text:span>:</text:p>
      <text:p text:style-name="Text_20_body">-<text:span text:style-name="T56">El tablero se puede visualizar desde cualquier lado (que haya conexion a internet y un dsipositivo electrónico)</text:span></text:p>
      <text:p text:style-name="Text_20_body">-<text:span text:style-name="T56">El tablero puede editarlo cualquier persona y aportar cambios en el plan del proyecto desde casa por ejemplo.</text:span></text:p>
      <text:p text:style-name="P61">DESVENTAJAS:</text:p>
      <text:p text:style-name="P59">-Es un poco mas lento de acceder que tener un panel fisico en la mano. Ademas de que tienes que tener un dispositivo electronico para poder visualizar <text:s/>la pizarra.</text:p>
      <text:p text:style-name="P58"/>
      <text:list xml:id="list3806401873" text:style-name="L2">
        <text:list-header>
          <text:p text:style-name="P72"><text:span text:style-name="T20">12. </text:span>KANBAN. Fes un resum de la metodologia Kanban i indica les seves diferències davant de SCRUM. Pots consultar el següent enllaç:</text:p>
          <text:list>
            <text:list-header>
              <text:p text:style-name="P82"><text:a xlink:type="simple" xlink:href="https://ca.atlassian.com/agile/kanban" text:style-name="Internet_20_link" text:visited-style-name="Visited_20_Internet_20_Link"><text:span text:style-name="T16">https://ca.atlassian.com/agile/kanban</text:span></text:a></text:p>
            </text:list-header>
          </text:list>
        </text:list-header>
      </text:list>
      <text:p text:style-name="P19"/>
      <text:p text:style-name="P60">Kanban es un método muy popular,de gestión del flujo de trabajo para definir, gestionar y mejorar los servicios que proporciona el trabajo de conocimiento. Te ayuda maximizar la eficiencia. </text:p>
      <text:p text:style-name="P60"/>
      <text:p text:style-name="P60">El trabajo se representa en tableros Kanban <text:span text:style-name="T52">que esto</text:span><text:span text:style-name="T24"> </text:span><text:span text:style-name="Strong_20_Emphasis"><text:span text:style-name="T23">es un tablero en el cual vamos a tener una serie de tarjetas</text:span></text:span><text:span text:style-name="T23">, cada una de ellas corresponderá a una tarea dentro de un proyecto software, y vamos a tener una serie de posiciones por las que las tarjetas se van a ir moviendo.</text:span></text:p>
      <text:p text:style-name="P52"/>
      <text:p text:style-name="P49">Diferencias:</text:p>
      <text:p text:style-name="P48"/>
      <text:p text:style-name="P48"><text:soft-page-break/><text:span text:style-name="T53">1.</text:span>En Scrum existen los roles de Scrum Master, de Product Owner y del equipo, mientras que Kanban no existen roles.</text:p>
      <text:p text:style-name="P48"/>
      <text:p text:style-name="P48"><text:span text:style-name="T53">2.</text:span>En Scrum se trabaja con <text:span text:style-name="T53">intervalos</text:span> de tiempo fijo, con unos ciclos fijos que se denominan Sprints, mientras que en Kanban tenemos un trabajo continuo y no tenemos esas interacciones o esos ciclos durante el desarrollo.</text:p>
      <text:p text:style-name="P48"/>
      <text:p text:style-name="P48"><text:span text:style-name="T53">3.</text:span><text:span text:style-name="T23">Mientras que </text:span><text:span text:style-name="Strong_20_Emphasis"><text:span text:style-name="T23">Scrum exige equipos </text:span></text:span><text:span text:style-name="Strong_20_Emphasis"><text:span text:style-name="T25">con diferentes disciplinas</text:span></text:span><text:span text:style-name="T23">, para que todos los miembros del equipo puedan realizar varias tareas y sea todo más más ágil, </text:span><text:span text:style-name="Strong_20_Emphasis"><text:span text:style-name="T23">en Kanban se permiten los equipos formados por especialistas</text:span></text:span><text:span text:style-name="T23">. </text:span></text:p>
      <text:p text:style-name="P50"/>
      <text:p text:style-name="P48"><text:span text:style-name="Strong_20_Emphasis"><text:span text:style-name="T26">4.</text:span></text:span><text:span text:style-name="Strong_20_Emphasis"><text:span text:style-name="T23">En Scrum no se permiten cambiar las tareas del Sprint</text:span></text:span><text:span text:style-name="T23">, es decir, una vez que la tarea asignada al mismo no puede ser movida, en todo caso lo que se permite es modificar la fecha de entrega del Sprint, pero no esa tarea. </text:span><text:span text:style-name="Strong_20_Emphasis"><text:span text:style-name="T23">En Kanban</text:span></text:span><text:span text:style-name="T23">, por el contrario, </text:span><text:span text:style-name="Strong_20_Emphasis"><text:span text:style-name="T23">se puede modificar la tarea hasta que entra en flujo</text:span></text:span><text:span text:style-name="T23">, hasta ese momento podemos modificar la tarea.</text:span></text:p>
      <text:p text:style-name="P48"/>
      <text:p text:style-name="P12"><text:s text:c="4"/></text:p>
      <text:p text:style-name="P11"/>
      <text:p text:style-name="P11"><text:span text:style-name="T20"><text:s text:c="2"/></text:span><text:span text:style-name="T35">13. </text:span><text:span text:style-name="T31">SCRUM. Explica com funciona Scrum. Consulta els enllaços següents:</text:span></text:p>
      <text:list xml:id="list210934689285470" text:continue-numbering="true" text:style-name="L2">
        <text:list-item>
          <text:list>
            <text:list-header>
              <text:p text:style-name="P82"><text:a xlink:type="simple" xlink:href="https://proyectosagiles.org/que-es-scrum/" text:style-name="Internet_20_link" text:visited-style-name="Visited_20_Internet_20_Link"><text:span text:style-name="T16">https://proyectosagiles.org/que-es-scrum/</text:span></text:a></text:p>
              <text:p text:style-name="P91"><text:a xlink:type="simple" xlink:href="https://proyectosagiles.org/como-funciona-scrum/" text:style-name="Internet_20_link" text:visited-style-name="Visited_20_Internet_20_Link"><text:span text:style-name="T16">https://proyectosagiles.org/como-funciona-scrum/</text:span></text:a></text:p>
            </text:list-header>
          </text:list>
        </text:list-item>
      </text:list>
      <text:p text:style-name="P59"/>
      <text:p text:style-name="P59"/>
      <text:p text:style-name="P59">El método Scrum se caracteriza por estar dividido, en cuanto a planning, en tres fases o elementos:</text:p>
      <text:p text:style-name="Text_20_body"><text:span text:style-name="Strong_20_Emphasis">-Equipo y responsabilidad</text:span>: antes de empezar a trabajar, se divide a las personas en diferentes equipos, a los que se asigna unas responsabilidades determinadas. </text:p>
      <text:p text:style-name="Text_20_body"><text:span text:style-name="Strong_20_Emphasis"/></text:p>
      <text:p text:style-name="Text_20_body"><text:span text:style-name="Strong_20_Emphasis">-Sprints</text:span>: los sprints representan el <text:span text:style-name="T54">intervalo</text:span> <text:span text:style-name="T54">de tiempo que tienes para hacer una tarea</text:span>. En la <text:span text:style-name="T54">perspectiva</text:span> Scrum, los sprints son la unidad básica de trabajo y es necesario que su duración y contenido se definan con la mayor precisión. </text:p>
      <text:p text:style-name="Text_20_body"><text:span text:style-name="Strong_20_Emphasis"/></text:p>
      <text:p text:style-name="Text_20_body"><text:span text:style-name="Strong_20_Emphasis">-Herramientas</text:span> que se asignarán a cada equipo, dependiendo de su responsabilidad. </text:p>
      <text:p text:style-name="P45"/>
      <text:p text:style-name="P45"/>
      <text:p text:style-name="P45"/>
      <text:list xml:id="list210934777556813" text:continue-numbering="true" text:style-name="L2">
        <text:list-item>
          <text:list>
            <text:list-header>
              <text:p text:style-name="P64"/>
            </text:list-header>
          </text:list>
        </text:list-item>
      </text:list>
      <text:p text:style-name="P8"><text:span text:style-name="T21"><text:s text:c="6"/>14. </text:span>SCRUM. Defineix els termes següents:</text:p>
      <text:p text:style-name="P18"><text:span text:style-name="T31"><text:s/>-Product backlog.</text:span><text:span text:style-name="T42"> El product backlog en Scrum es una lista de todo lo que debe hacerse como parte de un <text:s/>proyecto. </text:span></text:p>
      <text:p text:style-name="P43"/>
      <text:p text:style-name="P43"><text:span text:style-name="T31">-Sprint backlog.</text:span> <text:span text:style-name="T47">S</text:span><text:span text:style-name="T41">on eventos de duración fija, de un mes o menos, en los que se realiza todo el trabajo necesario para lograr el objetivo de producto </text:span><text:span text:style-name="T46">o la meta establecida.</text:span></text:p>
      <text:list xml:id="list210935010068782" text:continue-numbering="true" text:style-name="L2">
        <text:list-item>
          <text:list>
            <text:list-header>
              <text:p text:style-name="P64"><text:soft-page-break/></text:p>
            </text:list-header>
          </text:list>
          <text:p text:style-name="P72"><text:span text:style-name="T21">15. </text:span>SCRUM. A la terminologia Scrum quins termes s'utilitzen com a sinònim de:</text:p>
          <text:list text:continue-numbering="true">
            <text:list-item>
              <text:p text:style-name="P83"><text:s/>Cap de projecte. <text:span text:style-name="T44">Scrum Master</text:span></text:p>
            </text:list-item>
            <text:list-item>
              <text:p text:style-name="P86"><text:s/>Client. <text:s/><text:span text:style-name="T45">Product Owner</text:span></text:p>
            </text:list-item>
            <text:list-item>
              <text:p text:style-name="P90"><text:span text:style-name="T31"><text:s/>Equip de desenvolupament.</text:span> <text:span text:style-name="T43">Development team</text:span></text:p>
              <text:p text:style-name="P65"/>
            </text:list-item>
          </text:list>
          <text:p text:style-name="P76"/>
          <text:p text:style-name="P75"/>
        </text:list-item>
      </text:list>
      <text:p text:style-name="P16"><text:span text:style-name="T10">1</text:span><text:span text:style-name="T11">6</text:span><text:span text:style-name="T10">. </text:span><text:span text:style-name="T3">XP. Quines són les característiques distintives de XP davant d'altres metodologies àgils? Explica-les. Pots consultar el següent enllaç:</text:span></text:p>
      <text:list xml:id="list210933091365559" text:continue-numbering="true" text:style-name="L2">
        <text:list-item>
          <text:list>
            <text:list-header>
              <text:p text:style-name="P82"><text:a xlink:type="simple" xlink:href="http://www.davidvalverde.com/blog/introduccion-a-la-programacion-extrema-xp/" text:style-name="Internet_20_link" text:visited-style-name="Visited_20_Internet_20_Link"><text:span text:style-name="T16">http://www.davidvalverde.com/blog/introduccion-a-la-programacion-extrema-xp/</text:span></text:a></text:p>
            </text:list-header>
          </text:list>
        </text:list-item>
      </text:list>
      <text:p text:style-name="P51"/>
      <text:p text:style-name="P47"><text:span text:style-name="T55">S</text:span>e enfoca en la adaptabilidad, pues otorga una gran funcionalidad y naturalidad, ya que el adaptarse en tiempo real a los cambios de un proyecto, es crucial para que este pueda salir adelante, mientras que el desarrollo tradicional, se enfoca en prever y prevenir todos los puntos posibles.</text:p>
      <text:p text:style-name="Text_20_body"/>
      <text:p text:style-name="Text_20_body"><text:span text:style-name="T55">S</text:span>e estructura en los siguientes puntos:</text:p>
      <text:p text:style-name="P54"><text:span text:style-name="Strong_20_Emphasis">-Retroalimentación: </text:span>Consiste en estar en constante comunicación con el cliente e integrarlo al desarrollo del proyecto, para poder estar al tanto de su opinión y satisfacción.</text:p>
      <text:p text:style-name="P54"><text:span text:style-name="Strong_20_Emphasis"/></text:p>
      <text:p text:style-name="P54"><text:span text:style-name="Strong_20_Emphasis">-Simplicidad: </text:span>Consiste en refactorizar el código para mantenerlo lo más simple posible.</text:p>
      <text:p text:style-name="P54"><text:span text:style-name="Strong_20_Emphasis"/></text:p>
      <text:p text:style-name="P54"><text:span text:style-name="Strong_20_Emphasis">-Comunicación:</text:span> Esta debe de basarse en comunicar mejor de manera más simple.</text:p>
      <text:p text:style-name="P55"/>
      <text:p text:style-name="P55"/>
      <text:p text:style-name="P56">-DIFERENCIA</text:p>
      <text:p text:style-name="P56"/>
      <text:p text:style-name="P57">La Diferencia principal es que participas mucho con el cliente para saber la opinión y para que este informado de como va el producto.</text:p>
      <text:p text:style-name="P47"/>
      <text:h text:style-name="P2" text:outline-level="1"><text:bookmark text:name="lenguajes"/><text:a xlink:type="simple" xlink:href="http://jamj2000.github.io/entornosdesarrollo/1/actividades#indice" text:style-name="Internet_20_link" text:visited-style-name="Visited_20_Internet_20_Link"><text:span text:style-name="T17">Llenguatges de programació</text:span></text:a></text:h>
      <text:list xml:id="list1473169099" text:style-name="L3">
        <text:list-item>
          <text:p text:style-name="P73"><text:s/>Quina diferència hi ha entre els llenguatges declaratius i els imperatius? Anomena almenys 2 de cada tipus.</text:p>
          <text:p text:style-name="P66">Los lenguajes declaratios son los lenguajes donde se especifica el resultado que deseas y el imperativo tienes que decirle como quieres que haga una determinada tarea el programa</text:p>
          <text:p text:style-name="P77"><text:span text:style-name="T36">2.</text:span><text:span text:style-name="T31"> Explica què és compilar? Explica què és interpretar?</text:span></text:p>
        </text:list-item>
      </text:list>
      <text:p text:style-name="P26"><text:span text:style-name="T57"><text:s/>Compilar es </text:span>que traduce todo el código de un software a <text:span text:style-name="T57">un lenguaje que entiende la </text:span><text:s/>máquina antes de <text:span text:style-name="T57">que sea ejecutado el programa y interpretar lo hace mientras se esta ejecutando el programa</text:span></text:p>
      <text:p text:style-name="P36"/>
      <text:p text:style-name="P36"><text:soft-page-break/></text:p>
      <text:p text:style-name="P7"><text:span text:style-name="T57">3.</text:span>Avantatges dels llenguatges compilats.</text:p>
      <text:p text:style-name="P59">-<text:span text:style-name="T58">T</text:span>ienden a ser más rápidos que los traducidos en tiempo de ejecución, debido a la sobrecarga del proceso de traducción.</text:p>
      <text:p text:style-name="P59">-<text:span text:style-name="T58">Es fácil para los programadores controlar más finamente la CPU y uso de memoria. </text:span></text:p>
      <text:p text:style-name="P7"><text:span text:style-name="T57">4.</text:span>Avantatges dels llenguatges interpretats.</text:p>
      <text:p text:style-name="P41">-Se llegan a ejecutar en cualquier plataforma. </text:p>
      <text:p text:style-name="P62">-No ocupan casi espacio en la memoria.</text:p>
      <text:p text:style-name="P37">-Estos lenguajes son muy utilizados en el desarrollo web y de la electrónica.</text:p>
      <text:p text:style-name="P36"/>
      <text:p text:style-name="P10"><text:s/><text:span text:style-name="T36">5.</text:span><text:span text:style-name="T31">Anomena 2 llenguatges compilats i altres 2 interpretats.</text:span></text:p>
      <text:p text:style-name="P67">Compilados: <text:s/>C, C++ </text:p>
      <text:p text:style-name="P93">Interpretados: PHP, Javascript</text:p>
      <text:p text:style-name="P14"><text:span text:style-name="T9">6.</text:span><text:span text:style-name="T5">Es pot considerar codi objecte el </text:span><text:span text:style-name="Strong_20_Emphasis"><text:span text:style-name="T5">bytecode </text:span></text:span><text:span text:style-name="T5">generat a Java després de la compilació? Explica'n la resposta.</text:span></text:p>
      <text:p text:style-name="P69"/>
      <text:p text:style-name="P95"/>
      <text:p text:style-name="P10"><text:s/><text:span text:style-name="T36">7.</text:span><text:span text:style-name="T31">Posa un exemple de llenguatge dels tipus següents:</text:span></text:p>
      <text:p text:style-name="P20"><text:span text:style-name="T5">Baix nivell. </text:span>assemblador</text:p>
      <text:p text:style-name="P47"><text:span text:style-name="T5">Nivell mitjà. </text:span>C</text:p>
      <text:p text:style-name="P47"><text:span text:style-name="T5">Alt nivell. </text:span>C++, Java</text:p>
      <text:p text:style-name="P51"/>
      <text:p text:style-name="P7"><text:span text:style-name="T57">8.</text:span>Quin paradigma de programació segueixen els llenguatges següents?</text:p>
      <text:p text:style-name="P84">C <text:span text:style-name="T60">programación imperativa</text:span></text:p>
      <text:p text:style-name="P87">C++ <text:span text:style-name="T60">programación imperativa</text:span></text:p>
      <text:p text:style-name="P89">SQL <text:span text:style-name="T60">programación imperativa</text:span></text:p>
      <text:p text:style-name="P88">Java <text:span text:style-name="T60">programación imperativa</text:span></text:p>
      <text:p text:style-name="P92"><text:span text:style-name="T5">Javascript </text:span><text:span text:style-name="Strong_20_Emphasis"><text:span text:style-name="T23">Programación Declarativa</text:span></text:span></text:p>
      <text:p text:style-name="P92"><text:span text:style-name="T5">Lisp </text:span>Programación Declarativa</text:p>
      <text:p text:style-name="P89">Prolog <text:span text:style-name="T59">Programación Declarativa</text:span></text:p>
      <text:p text:style-name="P7"/>
      <text:p text:style-name="P7">Pots consultar el següent enllaç:</text:p>
      <text:p text:style-name="P20"><text:a xlink:type="simple" xlink:href="https://es.wikipedia.org/wiki/Paradigma_de_programación" text:style-name="Internet_20_link" text:visited-style-name="Visited_20_Internet_20_Link"><text:span text:style-name="T2">https://ca.wikipedia.org/wiki/Paradigma_de_programaci%C3%B3n</text:span></text:a></text:p>
      <text:p text:style-name="P51"/>
      <text:p text:style-name="P7"/>
      <text:p text:style-name="P7"/>
      <text:p text:style-name="P7"/>
      <text:p text:style-name="P80"><text:soft-page-break/><text:span text:style-name="T19">9.</text:span><text:span text:style-name="T18">Explica quins criteris es poden seguir a l'hora d'escollir un llenguatge de programació per al desenvolupament de programari.</text:span></text:p>
      <text:p text:style-name="P70"><text:span text:style-name="T61">1.</text:span>La popularidad es un factor importante ya que cuanto mas conocido y usado sea mas facil será trabajar en equipo y disfrutar de diferentes ventajas.</text:p>
      <text:p text:style-name="P97">2.Herramientas básicas y ventajas que tiene sobre otros lenguajes , ya que puede implementar opciones que te ahorren trabajo o tiempo.</text:p>
      <text:p text:style-name="P81"/>
      <text:p text:style-name="P96"/>
      <text:p text:style-name="P36"/>
      <text:p text:style-name="P36"/>
      <text:list xml:id="list3205448801" text:style-name="L4">
        <text:list-header>
          <text:p text:style-name="P79">Activitat final <text:span text:style-name="T37">(no realitzar encara)</text:span></text:p>
          <text:p text:style-name="P78"><text:span text:style-name="T31">Elabora </text:span><text:span text:style-name="T32">les respostes de les preguntes</text:span><text:span text:style-name="T31"> d'aquesta Unitat i guarda </text:span><text:span text:style-name="T32">l’arxiu</text:span><text:span text:style-name="T31"> a GitHub en un repositori anomenat 'A</text:span><text:span text:style-name="T32">ctivitats</text:span><text:span text:style-name="T31">_ED'.</text:span></text:p>
        </text:list-header>
      </text:list>
      <text:list xml:id="list1140550348" text:style-name="L5">
        <text:list-header>
          <text:p text:style-name="P68"/>
        </text:list-header>
      </text:list>
      <text:p text:style-name="P4"><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buntu" svg:font-family="Ubuntu, Tahoma, sans-serif"/>
    <style:font-face style:name="gordita" svg:font-family="gordita, 'Helvetica Neue', Helvetica,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3:27:44.343584260</meta:creation-date>
    <dc:date>2022-09-28T21:05:52.560123418</dc:date>
    <meta:editing-duration>PT3H6M45S</meta:editing-duration>
    <meta:editing-cycles>60</meta:editing-cycles>
    <meta:generator>LibreOffice/7.1.4.2$Linux_X86_64 LibreOffice_project/10$Build-2</meta:generator>
    <meta:document-statistic meta:table-count="0" meta:image-count="0" meta:object-count="0" meta:page-count="7" meta:paragraph-count="122" meta:word-count="1494" meta:character-count="9728" meta:non-whitespace-character-count="8319"/>
  </office:meta>
</office:document-meta>
</file>